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313in" table:align="left"/>
    </style:style>
    <style:style style:name="Table1.A" style:family="table-column">
      <style:table-column-properties style:column-width="0.9792in"/>
    </style:style>
    <style:style style:name="Table1.B" style:family="table-column">
      <style:table-column-properties style:column-width="5.5521in"/>
    </style:style>
    <style:style style:name="Table1.A1" style:family="table-cell">
      <style:table-cell-properties style:vertical-align="middle" fo:padding="0.0194in" fo:border="none"/>
    </style:style>
    <style:style style:name="Table2" style:family="table">
      <style:table-properties style:width="6.5313in" table:align="left"/>
    </style:style>
    <style:style style:name="Table2.A" style:family="table-column">
      <style:table-column-properties style:column-width="1.166in"/>
    </style:style>
    <style:style style:name="Table2.B" style:family="table-column">
      <style:table-column-properties style:column-width="5.3653in"/>
    </style:style>
    <style:style style:name="Table2.A1" style:family="table-cell">
      <style:table-cell-properties style:vertical-align="middle" fo:padding="0.0194in" fo:border="none"/>
    </style:style>
    <style:style style:name="Table3" style:family="table">
      <style:table-properties style:width="6.925in" fo:break-before="page" table:align="left"/>
    </style:style>
    <style:style style:name="Table3.A" style:family="table-column">
      <style:table-column-properties style:column-width="1.8014in"/>
    </style:style>
    <style:style style:name="Table3.B" style:family="table-column">
      <style:table-column-properties style:column-width="5.1236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166in"/>
    </style:style>
    <style:style style:name="Table4.B" style:family="table-column">
      <style:table-column-properties style:column-width="5.759in"/>
    </style:style>
    <style:style style:name="Table4.A1" style:family="table-cell">
      <style:table-cell-properties style:vertical-align="middle" fo:padding="0.0194in" fo:border="none"/>
    </style:style>
    <style:style style:name="Table5" style:family="table">
      <style:table-properties style:width="6.925in" fo:break-before="page" table:align="left"/>
    </style:style>
    <style:style style:name="Table5.A" style:family="table-column">
      <style:table-column-properties style:column-width="2.2896in"/>
    </style:style>
    <style:style style:name="Table5.B" style:family="table-column">
      <style:table-column-properties style:column-width="4.6354in"/>
    </style:style>
    <style:style style:name="Table5.A1" style:family="table-cell">
      <style:table-cell-properties style:vertical-align="middle" fo:padding="0.0194in" fo:border="none"/>
    </style:style>
    <style:style style:name="Table6" style:family="table">
      <style:table-properties style:width="6.9063in" table:align="left"/>
    </style:style>
    <style:style style:name="Table6.A" style:family="table-column">
      <style:table-column-properties style:column-width="1.6146in"/>
    </style:style>
    <style:style style:name="Table6.B" style:family="table-column">
      <style:table-column-properties style:column-width="5.2917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1.5299in"/>
    </style:style>
    <style:style style:name="Table7.B" style:family="table-column">
      <style:table-column-properties style:column-width="5.3951in"/>
    </style:style>
    <style:style style:name="Table7.A1" style:family="table-cell">
      <style:table-cell-properties style:vertical-align="middle" fo:padding="0.0194in" fo:border="none"/>
    </style:style>
    <style:style style:name="Table8" style:family="table">
      <style:table-properties style:width="6.9063in" table:align="left"/>
    </style:style>
    <style:style style:name="Table8.A" style:family="table-column">
      <style:table-column-properties style:column-width="1.6146in"/>
    </style:style>
    <style:style style:name="Table8.B" style:family="table-column">
      <style:table-column-properties style:column-width="5.2917in"/>
    </style:style>
    <style:style style:name="Table8.A1" style:family="table-cell">
      <style:table-cell-properties style:vertical-align="middle" fo:padding="0.0194in" fo:border="none"/>
    </style:style>
    <style:style style:name="Table9" style:family="table">
      <style:table-properties style:width="6.9063in" table:align="left"/>
    </style:style>
    <style:style style:name="Table9.A" style:family="table-column">
      <style:table-column-properties style:column-width="1.6958in"/>
    </style:style>
    <style:style style:name="Table9.B" style:family="table-column">
      <style:table-column-properties style:column-width="5.2104in"/>
    </style:style>
    <style:style style:name="Table9.A1" style:family="table-cell">
      <style:table-cell-properties style:vertical-align="middle" fo:padding="0.0194in" fo:border="none"/>
    </style:style>
    <style:style style:name="Table10" style:family="table">
      <style:table-properties style:width="6.9167in" table:align="left"/>
    </style:style>
    <style:style style:name="Table10.A" style:family="table-column">
      <style:table-column-properties style:column-width="1.4896in"/>
    </style:style>
    <style:style style:name="Table10.B" style:family="table-column">
      <style:table-column-properties style:column-width="5.4271in"/>
    </style:style>
    <style:style style:name="Table10.A1" style:family="table-cell">
      <style:table-cell-properties style:vertical-align="middle" fo:padding="0.0194in" fo:border="none"/>
    </style:style>
    <style:style style:name="P1" style:family="paragraph" style:parent-style-name="Standard">
      <style:paragraph-properties fo:margin-left="0in" fo:margin-right="0in" fo:margin-top="0in" fo:margin-bottom="0.1965in" fo:text-align="center" style:justify-single-word="false" fo:orphans="2" fo:widows="2" fo:text-indent="0in" style:auto-text-indent="false"/>
      <style:text-properties fo:font-variant="normal" fo:text-transform="none" fo:color="#000000" style:font-name="Times New Roman1" fo:letter-spacing="normal" fo:font-style="normal" fo:font-weight="normal" fo:background-color="transparent"/>
    </style:style>
    <style:style style:name="P2" style:family="paragraph" style:parent-style-name="Horizontal_20_Line">
      <style:paragraph-properties fo:orphans="2" fo:widows="2"/>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padding="0in" fo:border="none"/>
    </style:style>
    <style:style style:name="P5" style:family="paragraph" style:parent-style-name="Table_20_Contents">
      <style:paragraph-properties fo:padding="0in" fo:border="none"/>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able_20_Contents">
      <style:paragraph-properties fo:padding="0in" fo:border="none"/>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7" style:family="paragraph" style:parent-style-name="Table_20_Contents">
      <style:paragraph-properties fo:line-height="200%" fo:padding="0in" fo:border="none"/>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able_20_Contents">
      <style:paragraph-properties fo:padding="0in" fo:border="none"/>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9" style:family="paragraph" style:parent-style-name="Table_20_Contents">
      <style:paragraph-properties fo:line-height="200%" fo:padding="0in" fo:border="none"/>
      <style:text-properties fo:font-variant="normal" fo:text-transform="none" fo:color="#000000" style:text-line-through-style="none" style:font-name="Arial1" fo:font-size="14pt" fo:font-style="normal" style:text-underline-style="none" fo:font-weight="bold" style:text-blinking="false" fo:background-color="transparent"/>
    </style:style>
    <style:style style:name="P10" style:family="paragraph" style:parent-style-name="Text_20_body">
      <style:paragraph-properties fo:text-align="center" style:justify-single-word="false" fo:orphans="2" fo:widows="2"/>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style>
    <style:style style:name="P11" style:family="paragraph" style:parent-style-name="Text_20_body">
      <style:paragraph-properties fo:orphans="2" fo:widows="2"/>
      <style:text-properties fo:font-variant="normal" fo:text-transform="none" fo:color="#000000" style:text-line-through-style="none" style:text-underline-style="none" style:text-blinking="false" fo:background-color="transparent"/>
    </style:style>
    <style:style style:name="P12" style:family="paragraph" style:parent-style-name="Text_20_body">
      <style:paragraph-properties fo:orphans="2" fo:widows="2"/>
      <style:text-properties fo:font-variant="normal" fo:text-transform="none" fo:color="#000000" style:font-name="Times New Roman1" fo:letter-spacing="normal" fo:font-style="normal" fo:font-weight="normal" fo:background-color="transparent"/>
    </style:style>
    <style:style style:name="P13" style:family="paragraph" style:parent-style-name="Text_20_body">
      <style:paragraph-properties fo:line-height="200%" fo:orphans="2" fo:widows="2"/>
      <style:text-properties fo:font-variant="normal" fo:text-transform="none" fo:color="#000000" style:font-name="Times New Roman1" fo:letter-spacing="normal" fo:font-style="normal" fo:font-weight="normal" fo:background-color="transparent"/>
    </style:style>
    <style:style style:name="P14" style:family="paragraph" style:parent-style-name="Text_20_body">
      <style:paragraph-properties fo:line-height="200%" fo:text-align="start" style:justify-single-word="false" fo:orphans="2" fo:widows="2"/>
      <style:text-properties fo:font-variant="normal" fo:text-transform="none" fo:color="#000000" style:font-name="Times New Roman1" fo:letter-spacing="normal" fo:font-style="normal" fo:font-weight="normal" fo:background-color="transparent"/>
    </style:style>
    <style:style style:name="P15" style:family="paragraph" style:parent-style-name="Text_20_body">
      <style:paragraph-properties fo:text-align="center" style:justify-single-word="false" fo:orphans="2" fo:widows="2"/>
      <style:text-properties fo:font-variant="normal" fo:text-transform="none" fo:color="#000000" style:font-name="Times New Roman1" fo:letter-spacing="normal" fo:font-style="normal" fo:font-weight="normal" fo:background-color="transparent"/>
    </style:style>
    <style:style style:name="P16" style:family="paragraph" style:parent-style-name="Text_20_body">
      <style:paragraph-properties fo:line-height="200%" fo:text-align="start" style:justify-single-word="false" fo:orphans="2" fo:widows="2"/>
      <style:text-properties fo:font-variant="normal" fo:text-transform="none" fo:color="#000000" style:font-name="Times New Roman1" fo:font-size="12pt" fo:letter-spacing="normal" fo:font-style="normal" fo:font-weight="bold" fo:background-color="transparent" style:font-size-asian="12pt" style:font-weight-asian="bold" style:font-size-complex="12pt" style:font-weight-complex="bold"/>
    </style:style>
    <style:style style:name="P17" style:family="paragraph" style:parent-style-name="Text_20_body">
      <style:paragraph-properties fo:orphans="2" fo:widows="2"/>
    </style:style>
    <style:style style:name="P18" style:family="paragraph" style:parent-style-name="Text_20_body">
      <style:paragraph-properties fo:margin-top="0in" fo:margin-bottom="0in"/>
    </style:style>
    <style:style style:name="P19" style:family="paragraph" style:parent-style-name="Text_20_body">
      <style:paragraph-properties fo:margin-top="0in" fo:margin-bottom="0in" fo:orphans="2" fo:widows="2"/>
      <style:text-properties fo:font-variant="normal" fo:text-transform="none" fo:color="#000000" style:font-name="Times New Roman1" fo:letter-spacing="normal" fo:font-style="normal" fo:font-weight="normal" fo:background-color="transparent"/>
    </style:style>
    <style:style style:name="P2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2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23" style:family="paragraph" style:parent-style-name="Text_20_body" style:list-style-name="L21">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24" style:family="paragraph" style:parent-style-name="Text_20_body" style:list-style-name="L22">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25" style:family="paragraph" style:parent-style-name="Text_20_body" style:list-style-name="L1">
      <style:paragraph-properties fo:margin-top="0in" fo:margin-bottom="0in"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26" style:family="paragraph" style:parent-style-name="Text_20_body" style:list-style-name="L5">
      <style:paragraph-properties fo:margin-top="0in" fo:margin-bottom="0in"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27" style:family="paragraph" style:parent-style-name="Text_20_body" style:list-style-name="L2">
      <style:paragraph-properties fo:margin-top="0in" fo:margin-bottom="0in"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28" style:family="paragraph" style:parent-style-name="Text_20_body" style:list-style-name="L3">
      <style:paragraph-properties fo:margin-top="0in" fo:margin-bottom="0in"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29" style:family="paragraph" style:parent-style-name="Text_20_body" style:list-style-name="L4">
      <style:paragraph-properties fo:margin-top="0in" fo:margin-bottom="0in"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30" style:family="paragraph" style:parent-style-name="Text_20_body" style:list-style-name="L7">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1" style:family="paragraph" style:parent-style-name="Text_20_body" style:list-style-name="L8">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2" style:family="paragraph" style:parent-style-name="Text_20_body" style:list-style-name="L9">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3" style:family="paragraph" style:parent-style-name="Text_20_body" style:list-style-name="L10">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4" style:family="paragraph" style:parent-style-name="Text_20_body" style:list-style-name="L11">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5" style:family="paragraph" style:parent-style-name="Text_20_body" style:list-style-name="L12">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6" style:family="paragraph" style:parent-style-name="Text_20_body" style:list-style-name="L13">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7" style:family="paragraph" style:parent-style-name="Text_20_body" style:list-style-name="L14">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8" style:family="paragraph" style:parent-style-name="Text_20_body" style:list-style-name="L15">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9" style:family="paragraph" style:parent-style-name="Text_20_body" style:list-style-name="L16">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0" style:family="paragraph" style:parent-style-name="Text_20_body" style:list-style-name="L17">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1" style:family="paragraph" style:parent-style-name="Text_20_body" style:list-style-name="L18">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2" style:family="paragraph" style:parent-style-name="Text_20_body" style:list-style-name="L19">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3" style:family="paragraph" style:parent-style-name="Text_20_body" style:list-style-name="L20">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4" style:family="paragraph" style:parent-style-name="Text_20_body" style:list-style-name="L18">
      <style:paragraph-properties fo:margin-top="0in" fo:margin-bottom="0in" fo:orphans="2" fo:widows="2" fo:background-color="transparent">
        <style:background-image/>
      </style:paragraph-properties>
    </style:style>
    <style:style style:name="P45" style:family="paragraph" style:parent-style-name="Text_20_body">
      <style:paragraph-properties fo:margin-top="0in" fo:margin-bottom="0in" fo:orphans="2" fo:widows="2" fo:break-before="page"/>
      <style:text-properties fo:font-variant="normal" fo:text-transform="none" fo:color="#000000" style:font-name="Times New Roman1" fo:letter-spacing="normal" fo:font-style="normal" fo:font-weight="normal" fo:background-color="transparent"/>
    </style:style>
    <style:style style:name="P46" style:family="paragraph" style:parent-style-name="Text_20_body">
      <style:paragraph-properties fo:margin-top="0in" fo:margin-bottom="0in" fo:text-align="center" style:justify-single-word="false" fo:orphans="2" fo:widows="2" fo:break-before="page"/>
      <style:text-properties fo:font-variant="normal" fo:text-transform="none" fo:color="#000000" style:font-name="Times New Roman1" fo:letter-spacing="normal" fo:font-style="normal" fo:font-weight="normal" fo:background-color="transparent"/>
    </style:style>
    <style:style style:name="P47" style:family="paragraph" style:parent-style-name="Text_20_body">
      <style:paragraph-properties fo:margin-top="0in" fo:margin-bottom="0in" fo:line-height="200%" fo:orphans="2" fo:widows="2" fo:break-before="page"/>
      <style:text-properties fo:font-variant="normal" fo:text-transform="none" fo:color="#000000" style:font-name="Times New Roman1" fo:letter-spacing="normal" fo:font-style="normal" fo:font-weight="normal" fo:background-color="transparent"/>
    </style:style>
    <style:style style:name="P48" style:family="paragraph" style:parent-style-name="Text_20_body">
      <style:paragraph-properties fo:text-align="center" style:justify-single-word="false" fo:orphans="2" fo:widows="2" fo:break-before="page"/>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style>
    <style:style style:name="P49" style:family="paragraph" style:parent-style-name="Text_20_body">
      <style:paragraph-properties fo:orphans="2" fo:widows="2" fo:break-before="page"/>
      <style:text-properties fo:font-variant="normal" fo:text-transform="none" fo:color="#000000" style:font-name="Times New Roman1" fo:letter-spacing="normal" fo:font-style="normal" fo:font-weight="normal" fo:background-color="transparent"/>
    </style:style>
    <style:style style:name="P50" style:family="paragraph" style:parent-style-name="Text_20_body">
      <style:paragraph-properties fo:text-align="center" style:justify-single-word="false" fo:orphans="2" fo:widows="2" fo:break-before="page"/>
      <style:text-properties fo:font-variant="normal" fo:text-transform="none" fo:color="#000000" style:font-name="Times New Roman1" fo:letter-spacing="normal" fo:font-style="normal" fo:font-weight="normal" fo:background-color="transparent"/>
    </style:style>
    <style:style style:name="P51" style:family="paragraph" style:parent-style-name="Text_20_body">
      <style:paragraph-properties fo:line-height="200%" fo:text-align="center" style:justify-single-word="false" fo:orphans="2" fo:widows="2" fo:break-before="page"/>
      <style:text-properties fo:font-variant="normal" fo:text-transform="none" fo:color="#000000" style:font-name="Times New Roman1" fo:letter-spacing="normal" fo:font-style="normal" fo:font-weight="normal" fo:background-color="transparent"/>
    </style:style>
    <style:style style:name="P52" style:family="paragraph" style:parent-style-name="Text_20_body">
      <style:paragraph-properties fo:orphans="2" fo:widows="2" fo:break-before="page"/>
    </style:style>
    <style:style style:name="P53" style:family="paragraph" style:parent-style-name="Text_20_body">
      <style:paragraph-properties fo:margin-left="0in" fo:margin-right="0in" fo:margin-top="0in" fo:margin-bottom="0in" fo:orphans="2" fo:widows="2" fo:text-indent="0.5in" style:auto-text-indent="false"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54" style:family="paragraph" style:parent-style-name="Text_20_body">
      <style:paragraph-properties fo:margin-left="0in" fo:margin-right="0in" fo:margin-top="0in" fo:margin-bottom="0in" fo:line-height="200%" fo:orphans="2" fo:widows="2" fo:text-indent="0.5in" style:auto-text-indent="false"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55" style:family="paragraph" style:parent-style-name="Text_20_body" style:master-page-name="">
      <style:paragraph-properties fo:margin-left="0in" fo:margin-right="0in" fo:margin-top="0in" fo:margin-bottom="0in" fo:line-height="200%" fo:orphans="2" fo:widows="2" fo:text-indent="0.5in" style:auto-text-indent="false" style:page-number="auto"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56" style:family="paragraph" style:parent-style-name="Text_20_body" style:list-style-name="L21">
      <style:paragraph-properties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57" style:family="paragraph" style:parent-style-name="Text_20_body" style:list-style-name="L22">
      <style:paragraph-properties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58" style:family="paragraph" style:parent-style-name="Text_20_body" style:list-style-name="L1">
      <style:paragraph-properties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59" style:family="paragraph" style:parent-style-name="Text_20_body" style:list-style-name="L5">
      <style:paragraph-properties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60" style:family="paragraph" style:parent-style-name="Text_20_body" style:list-style-name="L2">
      <style:paragraph-properties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61" style:family="paragraph" style:parent-style-name="Text_20_body" style:list-style-name="L3">
      <style:paragraph-properties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62" style:family="paragraph" style:parent-style-name="Text_20_body" style:list-style-name="L4">
      <style:paragraph-properties fo:line-height="200%" fo:orphans="2" fo:widows="2"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P63" style:family="paragraph" style:parent-style-name="Text_20_body" style:list-style-name="L6">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64" style:family="paragraph" style:parent-style-name="Text_20_body" style:list-style-name="L7">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65" style:family="paragraph" style:parent-style-name="Text_20_body" style:list-style-name="L8">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66" style:family="paragraph" style:parent-style-name="Text_20_body" style:list-style-name="L9">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67" style:family="paragraph" style:parent-style-name="Text_20_body" style:list-style-name="L10">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68" style:family="paragraph" style:parent-style-name="Text_20_body" style:list-style-name="L11">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69" style:family="paragraph" style:parent-style-name="Text_20_body" style:list-style-name="L12">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0" style:family="paragraph" style:parent-style-name="Text_20_body" style:list-style-name="L13">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1" style:family="paragraph" style:parent-style-name="Text_20_body" style:list-style-name="L14">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2" style:family="paragraph" style:parent-style-name="Text_20_body" style:list-style-name="L15">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3" style:family="paragraph" style:parent-style-name="Text_20_body" style:list-style-name="L16">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4" style:family="paragraph" style:parent-style-name="Text_20_body" style:list-style-name="L17">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5" style:family="paragraph" style:parent-style-name="Text_20_body" style:list-style-name="L18">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6" style:family="paragraph" style:parent-style-name="Text_20_body" style:list-style-name="L19">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7" style:family="paragraph" style:parent-style-name="Text_20_body" style:list-style-name="L20">
      <style:paragraph-properties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78" style:family="paragraph" style:parent-style-name="Text_20_body">
      <style:paragraph-properties fo:margin-left="0.9791in" fo:margin-right="0in" fo:orphans="2" fo:widows="2" fo:text-indent="0in" style:auto-text-indent="false"/>
      <style:text-properties fo:font-variant="normal" fo:text-transform="none" fo:color="#000000" fo:letter-spacing="normal" fo:background-color="transparent"/>
    </style:style>
    <style:style style:name="T1" style:family="text">
      <style:text-properties style:text-line-through-style="none" style:font-name="Arial1" fo:font-size="12pt" style:text-underline-style="none" style:text-blinking="false"/>
    </style:style>
    <style:style style:name="T2" style:family="text">
      <style:text-properties style:text-line-through-style="none" style:font-name="Arial1" fo:font-size="12pt" style:text-underline-style="none" fo:font-weight="bold" style:text-blinking="false"/>
    </style:style>
    <style:style style:name="T3" style:family="text">
      <style:text-properties style:text-line-through-style="none" style:font-name="Arial1" fo:font-size="18pt" fo:font-style="italic" style:text-underline-style="none" fo:font-weight="bold" style:text-blinking="false"/>
    </style:style>
    <style:style style:name="T4" style:family="text">
      <style:text-properties style:text-line-through-style="none" style:font-name="Arial1" fo:font-size="14pt" fo:font-style="italic" style:text-underline-style="none" fo:font-weight="bold" style:text-blinking="false"/>
    </style:style>
    <style:style style:name="T5" style:family="text">
      <style:text-properties style:text-line-through-style="none" style:font-name="Arial1" fo:font-size="14pt" style:text-underline-style="none" style:text-blinking="false"/>
    </style:style>
    <style:style style:name="T6" style:family="text">
      <style:text-properties style:text-line-through-style="none" style:font-name="Arial1" fo:font-size="11pt" fo:font-style="italic" style:text-underline-style="none" style:text-blinking="false"/>
    </style:style>
    <style:style style:name="T7" style:family="text">
      <style:text-properties style:text-line-through-style="none" style:font-name="Arial1" fo:font-size="11pt" style:text-underline-style="none" fo:font-weight="bold" style:text-blinking="false"/>
    </style:style>
    <style:style style:name="T8" style:family="text">
      <style:text-properties style:font-name="Times New Roman1" fo:font-style="normal" fo:font-weight="normal"/>
    </style:style>
    <style:style style:name="T9" style:family="text">
      <style:text-properties style:font-name="Arial1" fo:font-size="14pt" style:text-underline-style="solid" style:text-underline-width="auto" style:text-underline-color="font-color"/>
    </style:style>
    <style:style style:name="T10" style:family="text">
      <style:text-properties style:font-name="Arial1" fo:font-size="12pt" style:text-underline-style="solid" style:text-underline-width="auto" style:text-underline-color="font-color"/>
    </style:style>
    <style:style style:name="T11" style:family="text">
      <style:text-properties style:font-name="Arial1" fo:font-size="12pt" style:text-underline-style="solid" style:text-underline-width="auto" style:text-underline-color="font-color" fo:font-weight="bold"/>
    </style:style>
    <style:style style:name="T12" style:family="text">
      <style:text-properties style:font-name="Arial1" style:text-underline-style="solid" style:text-underline-width="auto" style:text-underline-color="font-color"/>
    </style:style>
    <style:style style:name="T13" style:family="text">
      <style:text-properties fo:font-variant="normal" fo:text-transform="none" fo:color="#000000" style:text-line-through-style="none" style:text-underline-style="none" style:text-blinking="false" fo:background-color="transparent"/>
    </style:style>
    <style:style style:name="T14" style:family="text">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5"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16" style:family="text">
      <style:text-properties fo:font-variant="normal" fo:text-transform="none" fo:color="#000099" style:text-line-through-style="none" style:font-name="Arial1" fo:font-size="11pt" fo:letter-spacing="normal" fo:font-style="normal" style:text-underline-style="solid" style:text-underline-width="auto" style:text-underline-color="font-color" fo:font-weight="normal"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184404172236099842"/><text:line-break/><text:bookmark text:name="internal-source-marker_0.184404172236099841"/><text:line-break/></text:p>
      <text:p text:style-name="P1"/>
      <text:p text:style-name="P1"/>
      <text:p text:style-name="P1"/>
      <text:p text:style-name="P1"/>
      <text:p text:style-name="P1"/>
      <text:p text:style-name="P1"/>
      <text:p text:style-name="P1"/>
      <text:p text:style-name="P1"><draw:frame draw:style-name="fr1" draw:name="graphics1" text:anchor-type="as-char" svg:width="0.5835in" svg:height="0.3228in" draw:z-index="0"><draw:image xlink:href="https://lh3.googleusercontent.com/2JCBObLY6mCSRPDd1IdePnRkIEQSyDuEHIuI6KOEEG3h7IrbuCSQCE1EPXNUaRR26QBxRTh-ov2lrstvHO2QHTMEbC1wpFL7O0JNpLLqwkkNg0IDVuI" xlink:type="simple" xlink:show="embed" xlink:actuate="onLoad"/></draw:frame><text:bookmark text:name="internal-source-marker_0.18440417223609984"/></text:p>
      <text:p text:style-name="P20">Fermata</text:p>
      <text:p text:style-name="P12"/>
      <text:p text:style-name="P12"/>
      <text:p text:style-name="P12"><text:line-break/><text:line-break/></text:p>
      <text:p text:style-name="P21"/>
      <text:p text:style-name="P21"/>
      <text:p text:style-name="P21"/>
      <text:p text:style-name="P21"/>
      <text:p text:style-name="P21"/>
      <text:p text:style-name="P21"/>
      <text:p text:style-name="P21">Android Synthesizer &amp; Filter Pad with PC Mixing</text:p>
      <text:p text:style-name="P2"/>
      <text:p text:style-name="P17"/>
      <text:p text:style-name="P22">Inception Deliverable</text:p>
      <text:p text:style-name="P17"/>
      <text:p text:style-name="P22">Bobby Zheng | Jacob Katz | Tyler Sammann | Patrick Phipps</text:p>
      <text:p text:style-name="P22">October 3rd 2011</text:p>
      <text:p text:style-name="P48"/>
      <text:p text:style-name="P10"/>
      <text:p text:style-name="P10">Table of Contents</text:p>
      <text:p text:style-name="P78"><text:span text:style-name="T8"/></text:p>
      <text:p text:style-name="P78"><text:span text:style-name="T8"/></text:p>
      <text:p text:style-name="P78"><text:span text:style-name="T8"/></text:p>
      <text:p text:style-name="P78"><text:span text:style-name="T8"/></text:p>
      <text:p text:style-name="P78"><text:span text:style-name="T8"/></text:p>
      <text:p text:style-name="P78"><text:span text:style-name="T8">Vision Statement<text:tab/><text:tab/><text:tab/><text:tab/><text:tab/>2</text:span></text:p>
      <text:p text:style-name="P78"><text:span text:style-name="T8">Executive Summary<text:tab/><text:tab/><text:tab/><text:tab/><text:tab/>2</text:span></text:p>
      <text:p text:style-name="P78"><text:span text:style-name="T8">Business Case<text:tab/><text:tab/><text:tab/><text:tab/><text:tab/><text:tab/>3</text:span></text:p>
      <text:p text:style-name="P78"><text:span text:style-name="T8">Features<text:tab/><text:tab/><text:tab/><text:tab/><text:tab/><text:tab/>8</text:span></text:p>
      <text:p text:style-name="P78"><text:span text:style-name="T8">Use Cases<text:tab/><text:tab/><text:tab/><text:tab/><text:tab/><text:tab/>10</text:span></text:p>
      <text:p text:style-name="P78"><text:span text:style-name="T8">Project Schedule<text:tab/><text:tab/><text:tab/><text:tab/><text:tab/>14</text:span></text:p>
      <text:p text:style-name="P78"><text:span text:style-name="T8">Glossary<text:tab/><text:tab/><text:tab/><text:tab/><text:tab/><text:tab/>15</text:span></text:p>
      <text:p text:style-name="P78"><text:span text:style-name="T8">Project Status Report<text:tab/><text:tab/><text:tab/><text:tab/><text:tab/>17</text:span></text:p>
      <text:p text:style-name="P78"><text:span text:style-name="T8">Contribution Summary<text:tab/><text:tab/><text:tab/><text:tab/>20</text:span></text:p>
      <text:p text:style-name="P50"><text:line-break/><text:span text:style-name="T3">Vision Statement</text:span><text:line-break/><text:line-break/><text:span text:style-name="T4">Executive Summary</text:span></text:p>
      <text:p text:style-name="P53"/>
      <text:p text:style-name="P55">Our aim is to develop an Android-PC application pair that allows the user to modulate an audio signal by using the Android’s touchpad as a wireless controller to the custom effects packaged with the PC application.  There are currently similar, albeit expensive, products on the market, such as the Kaoss Pad. We intend on releasing our applications as Open Source, so that users can get a taste for audio manipulation without the high costs of professional equipment. </text:p>
      <text:p text:style-name="P11"/>
      <text:p text:style-name="P50"><text:line-break/><text:span text:style-name="T4">Business Case</text:span></text:p>
      <text:p text:style-name="P15"><text:span text:style-name="T4"/></text:p>
      <text:p text:style-name="P54">Musicians around the world are always looking for innovative ways to express themselves with music. One extremely popular way to add some variety to music is through the application of filters and effects to tones already being produced by another source, whether it be an traditional instrument or a computer. This was made especially easy with the advent of the Kaoss Pad, a MIDI controller, sampler, and effects processor that features a touchpad, which controls sound when it is touched in any direction. This equipment is very expensive, especially for beginner musicians. The goal of our software is to make it possible for beginner, or even expert, musicians to get their hands on a free easily portable alternative to the Kaoss Pad.</text:p>
      <text:p text:style-name="P54"/>
      <text:p text:style-name="P16"><text:span text:style-name="T12">Proposed Solution:</text:span></text:p>
      <text:p text:style-name="P54">Our solution is to create an Open Source application that can replicate the functionality of a Kaoss Pad, without any of the cost for the user. This would be realized with an Android application paired with a PC application. The Android application will keep track of the coordinates of the user’s finger on the touchpad, and transmit the coordinates to the PC application through the Android phone’s bluetooth radio. The PC application will accept some sort of audio input. Once it starts receiving coordinates from the Android, it will apply a sound effect based on the coordinates, and output the audio through the computer speakers.</text:p>
      <text:p text:style-name="P13"><text:line-break/></text:p>
      <text:p text:style-name="P13"><text:soft-page-break/><text:span text:style-name="T11">Success Factors</text:span><text:line-break/><text:tab/><text:span text:style-name="T1">A major contributing factor to our success is the Android documentation. Android is extremely well documented with the Android resource site being very rich and organized. There are sample programs available to us that have some of the functionality that we are looking for. We will use them as a guide considering Android is not a strong point for any of our developers. A secondary success factor is that we are not using any proprietary software, reducing our project’s overall cost. </text:span><text:line-break/><text:span text:style-name="T1">Another factor which will contribute to the success of our project is the fact that all members of our group own a current Android phone, and have lots of experience using the Android operating system and its features. On top of this we have found that there are many open source libraries that we can draw from to handle some of our filtering needs on the PC side. Java also has MIDI libraries so there are not many problems with the file format.</text:span><text:line-break/><text:line-break/><text:span text:style-name="T11">Risks Involved</text:span><text:line-break/><text:span text:style-name="T1">Latency issues could arise when dealing with the passing of X and Y coordinates from the phone to the PC over a Bluetooth connection. Latency from our PC application may also be a concern when dealing with the processing of outside data. Our sound cards and sound card drivers may also introduce problems. </text:span><text:line-break/><text:line-break/><text:span text:style-name="T11">Alternatives</text:span></text:p>
      <text:p text:style-name="P54">An alternative to making the software would be to just build a Kaoss Pad, but the point of creating the software is that the pad is prohibitively expensive to buy or build; </text:p>
      <text:p text:style-name="P54"><text:soft-page-break/>and moreover to integrate the software into a device (the phone) people already carry with them -- increasing the utility of the phone instead of adding more devices is more useful to the end user.</text:p>
      <text:p text:style-name="P13"><text:line-break/><text:span text:style-name="T11">Competitors</text:span><text:line-break/><text:tab/><text:span text:style-name="T1">There is an existing Android app capitalizing on the Korg Kaoss name, but it is generally reviled by its users, the most prominent critique being that it doesn’t actually do what a Kaoss pad does, or use the touchscreen for filtering at all; rather, it acts as a cheap synthesizer where each zone on the screen represents a different note. </text:span></text:p>
      <text:p text:style-name="P54">In addition, Korg has created a suite of software emulating their tools on other platforms, namely the Nintendo DS and the iPhone. The iPhone software is our clearest competitor in that much of it provides a rough analog to our tool. That said, Android’s share of the cell phone market is constantly growing, and it is a reasonable assumption that buyers will not make their phone-purchasing decisions based on the existence of such software, so it is not a threat to Fermata’s market share. Moreover, Korg charges exorbitant prices (for apps, in excess of USD 10.00) to purchase these apps. Fermata is both open source and free, so cost is no object to our users. </text:p>
      <text:p text:style-name="P54">The DS software (Korg DS-10) is actually more threatening, in that it is quite reasonable for a person to have both an Android phone and a Nintendo DS, so a person with both would actually be presented with a choice as for which to buy. However, the DS software invariable fails in that it cannot communicate with or back to a computer, so it must be self-contained, greatly limiting its utility. Although ostensibly such software has more features (because it must be capable of generating music to manipulate), the music generation <text:soft-page-break/>possible with a Nintendo DS is greatly limited compared to the potential given an entire PC and DJ rig, which is what our tool is targeted at. As such, users looking for more self-contained tools may select DS solutions, but more serious users, looking not for a music maker, but a tool to use in music production, should select our tool.</text:p>
      <text:p text:style-name="P54">The Fermata software has the added benefit of being free, which none of the Korg software is. While some free alternatives may exist in the Nintendo DS homebrew community, this community exists in a legal gray area and users looking to remain above board with the law will always choose the free Android tool over the free homebrew DS tool (which, due to the community’s need to be low-profile, may also be difficult to find).</text:p>
      <text:p text:style-name="P54">As such, while there are some competitors in a loose sense, no individual tool competes directly with our software with the exception of the actual Korg Kaoss pad, the functionality set we are intending to emulate and wrap into the Android phone.</text:p>
      <text:p text:style-name="P12"><text:line-break/><text:span text:style-name="T11">Future enhancements</text:span></text:p>
      <text:list xml:id="list38559044" text:style-name="L1">
        <text:list-item>
          <text:p text:style-name="P25">The PC application can be constantly updated with new filters, keeping the application relevant as modern music evolves.</text:p>
        </text:list-item>
        <text:list-item>
          <text:p text:style-name="P25">Create a standalone Android version of the project which synthesizes its own sounds and has sound output directly from the phone’s 1/8th inch stereo jack.</text:p>
        </text:list-item>
        <text:list-item>
          <text:p text:style-name="P25">Control of the PC application and sounds from more than one Android phone simultaneously.</text:p>
        </text:list-item>
        <text:list-item>
          <text:p text:style-name="P25">Give the user the ability to record their performance within the application and output the result to a sound file with a format of their choice.</text:p>
        </text:list-item>
        <text:list-item>
          <text:p text:style-name="P58">Allow the user to control filters using accelerometer data from the phone as well as the (x,y) coordinates from the touch screen.</text:p>
        </text:list-item>
      </text:list>
      <text:p text:style-name="P14"><text:soft-page-break/><text:line-break/><text:span text:style-name="T11">Stake Holders</text:span><text:line-break/><text:tab/><text:span text:style-name="T1">The stake holders in this project are the developers, our team. Since the product is not being developed for a given company, it’s being developed for our team and any musician with an Android phone, we have no external stake holders.</text:span></text:p>
      <text:p text:style-name="P50"><text:line-break/><text:span text:style-name="T4">Features</text:span></text:p>
      <text:p text:style-name="P14"><text:line-break/><text:tab/><text:span text:style-name="T1">The basic features for this project involve the user utilizing an area of an Android phone touchscreen in order to filter and modify sounds. </text:span><text:line-break/><text:span text:style-name="T10">Android Application</text:span></text:p>
      <text:list xml:id="list38537891" text:style-name="L2">
        <text:list-item>
          <text:p text:style-name="P27">A multi-touch area where users can point and drag to send (x,y) data</text:p>
        </text:list-item>
        <text:list-item>
          <text:p text:style-name="P27">Buttons for the user to switch filters</text:p>
        </text:list-item>
        <text:list-item>
          <text:p text:style-name="P27">A  tap button in order to set a beats per minute (BPM) rate for certain filters</text:p>
        </text:list-item>
        <text:list-item>
          <text:p text:style-name="P60">Bluetooth information automatically sent to the paired PC.</text:p>
        </text:list-item>
      </text:list>
      <text:p text:style-name="P13"><text:line-break/><text:span text:style-name="T10">Filters/Effects</text:span></text:p>
      <text:list xml:id="list38540626" text:style-name="L3">
        <text:list-item>
          <text:p text:style-name="P28">High and low pass filtering</text:p>
        </text:list-item>
        <text:list-item>
          <text:p text:style-name="P28">Phaser</text:p>
        </text:list-item>
        <text:list-item>
          <text:p text:style-name="P28">Low Frequency Oscillator / Low Pass Cutoff</text:p>
        </text:list-item>
        <text:list-item>
          <text:p text:style-name="P28">Delay / Echo</text:p>
        </text:list-item>
        <text:list-item>
          <text:p text:style-name="P61">Volume</text:p>
        </text:list-item>
      </text:list>
      <text:p text:style-name="P13"><text:line-break/><text:span text:style-name="T10">PC Application</text:span></text:p>
      <text:list xml:id="list38537992" text:style-name="L4">
        <text:list-item>
          <text:p text:style-name="P29">Read Bluetooth input sent from the Android application</text:p>
        </text:list-item>
        <text:list-item>
          <text:p text:style-name="P29">Read MIDI input from a MIDI controller (keyboard)</text:p>
        </text:list-item>
        <text:list-item>
          <text:p text:style-name="P29">Send and receive data/signals locally (on the PC) using OSC sockets</text:p>
        </text:list-item>
        <text:list-item>
          <text:p text:style-name="P29"><text:soft-page-break/>Filter Sounds according the users chosen filter and (x,y) coordinates</text:p>
        </text:list-item>
        <text:list-item>
          <text:p text:style-name="P29">Play Samples based on MIDI data</text:p>
        </text:list-item>
        <text:list-item>
          <text:p text:style-name="P62">Play and filter previously recorded sound files (mp3, etc) according to data from the Android Application</text:p>
        </text:list-item>
      </text:list>
      <text:p text:style-name="P19"><text:line-break/></text:p>
      <text:p text:style-name="P46"><text:span text:style-name="T4">Use Cases</text:span><text:line-break/><text:span text:style-name="T5">List of Use cases:</text:span></text:p>
      <table:table table:name="Table1" table:style-name="Table1">
        <table:table-column table:style-name="Table1.A"/>
        <table:table-column table:style-name="Table1.B"/>
        <table:table-row>
          <table:table-cell table:style-name="Table1.A1" office:value-type="string">
            <text:p text:style-name="P5">UC1</text:p>
          </table:table-cell>
          <table:table-cell table:style-name="Table1.A1" office:value-type="string">
            <text:p text:style-name="P5">Use Case: performing live music</text:p>
          </table:table-cell>
        </table:table-row>
        <table:table-row>
          <table:table-cell table:style-name="Table1.A1" office:value-type="string">
            <text:p text:style-name="P5">UC2</text:p>
          </table:table-cell>
          <table:table-cell table:style-name="Table1.A1" office:value-type="string">
            <text:p text:style-name="P5">Use Case: performing with samples</text:p>
          </table:table-cell>
        </table:table-row>
        <table:table-row>
          <table:table-cell table:style-name="Table1.A1" office:value-type="string">
            <text:p text:style-name="P5">UC3</text:p>
          </table:table-cell>
          <table:table-cell table:style-name="Table1.A1" office:value-type="string">
            <text:p text:style-name="P5">Use Case: recording live music</text:p>
          </table:table-cell>
        </table:table-row>
        <table:table-row>
          <table:table-cell table:style-name="Table1.A1" office:value-type="string">
            <text:p text:style-name="P5">UC4</text:p>
          </table:table-cell>
          <table:table-cell table:style-name="Table1.A1" office:value-type="string">
            <text:p text:style-name="P5">Use Case: recording with samples</text:p>
          </table:table-cell>
        </table:table-row>
      </table:table>
      <text:p text:style-name="P18"/>
      <text:p text:style-name="P18"/>
      <text:p text:style-name="P18"/>
      <table:table table:name="Table2" table:style-name="Table2">
        <table:table-column table:style-name="Table2.A"/>
        <table:table-column table:style-name="Table2.B"/>
        <table:table-row>
          <table:table-cell table:style-name="Table2.A1" office:value-type="string">
            <text:p text:style-name="P5">Use Case: Performing live music</text:p>
          </table:table-cell>
          <table:table-cell table:style-name="Table2.A1" office:value-type="string">
            <text:p text:style-name="P3"/>
          </table:table-cell>
        </table:table-row>
        <table:table-row>
          <table:table-cell table:style-name="Table2.A1" office:value-type="string">
            <text:p text:style-name="P5">Identifier</text:p>
          </table:table-cell>
          <table:table-cell table:style-name="Table2.A1" office:value-type="string">
            <text:p text:style-name="P5">UC1</text:p>
          </table:table-cell>
        </table:table-row>
        <table:table-row>
          <table:table-cell table:style-name="Table2.A1" office:value-type="string">
            <text:p text:style-name="P5">Description</text:p>
          </table:table-cell>
          <table:table-cell table:style-name="Table2.A1" office:value-type="string">
            <text:p text:style-name="P5">The user is performing live, and wants to apply sound effects to the music they’re currently playing on their computer or midi controller</text:p>
          </table:table-cell>
        </table:table-row>
        <table:table-row>
          <table:table-cell table:style-name="Table2.A1" office:value-type="string">
            <text:p text:style-name="P5">Actors</text:p>
          </table:table-cell>
          <table:table-cell table:style-name="Table2.A1" office:value-type="string">
            <text:p text:style-name="P5">Live performer</text:p>
          </table:table-cell>
        </table:table-row>
        <table:table-row>
          <table:table-cell table:style-name="Table2.A1" office:value-type="string">
            <text:p text:style-name="P5">Preconditions</text:p>
          </table:table-cell>
          <table:table-cell table:style-name="Table2.A1" office:value-type="string">
            <text:p text:style-name="P4"><text:span text:style-name="T14">1. User owns the android and PC applications</text:span><text:line-break/><text:span text:style-name="T14">2. User is producing live music</text:span><text:line-break/><text:span text:style-name="T14">3. User is performing to listeners</text:span></text:p>
          </table:table-cell>
        </table:table-row>
        <table:table-row>
          <table:table-cell table:style-name="Table2.A1" office:value-type="string">
            <text:p text:style-name="P5">Flow of events</text:p>
          </table:table-cell>
          <table:table-cell table:style-name="Table2.A1" office:value-type="string">
            <text:p text:style-name="P4"><text:span text:style-name="T14">1. The use case starts when the user hooks up his equipment and boots the software.</text:span><text:line-break/><text:span text:style-name="T14">2. The user selects his sound effects in the PC software</text:span><text:line-break/><text:span text:style-name="T14">3. The user starts playing sound</text:span><text:line-break/><text:span text:style-name="T14">4. The user starts touching his android</text:span></text:p>
          </table:table-cell>
        </table:table-row>
        <table:table-row>
          <table:table-cell table:style-name="Table2.A1" office:value-type="string">
            <text:p text:style-name="P5">Postconditions</text:p>
          </table:table-cell>
          <table:table-cell table:style-name="Table2.A1" office:value-type="string">
            <text:p text:style-name="P4"><text:span text:style-name="T14">1. Sound outputs with the applied filters.</text:span><text:line-break/><text:span text:style-name="T14">2. Everybody rages</text:span></text:p>
          </table:table-cell>
        </table:table-row>
      </table:table>
      <text:p text:style-name="P12"/>
      <table:table table:name="Table3" table:style-name="Table3">
        <table:table-column table:style-name="Table3.A"/>
        <table:table-column table:style-name="Table3.B"/>
        <table:table-row>
          <table:table-cell table:style-name="Table3.A1" office:value-type="string">
            <text:p text:style-name="P5">Use Case: Recording live sounds</text:p>
          </table:table-cell>
          <table:table-cell table:style-name="Table3.A1" office:value-type="string">
            <text:p text:style-name="P3"/>
          </table:table-cell>
        </table:table-row>
        <table:table-row>
          <table:table-cell table:style-name="Table3.A1" office:value-type="string">
            <text:p text:style-name="P5">Identifier</text:p>
          </table:table-cell>
          <table:table-cell table:style-name="Table3.A1" office:value-type="string">
            <text:p text:style-name="P5">UC2</text:p>
          </table:table-cell>
        </table:table-row>
        <table:table-row>
          <table:table-cell table:style-name="Table3.A1" office:value-type="string">
            <text:p text:style-name="P5">Description</text:p>
          </table:table-cell>
          <table:table-cell table:style-name="Table3.A1" office:value-type="string">
            <text:p text:style-name="P5">The user is DJing, sampling other music heavily. He wants to apply sound effects to the prerecorded samples he has on his computer.</text:p>
          </table:table-cell>
        </table:table-row>
        <table:table-row>
          <table:table-cell table:style-name="Table3.A1" office:value-type="string">
            <text:p text:style-name="P5">Actors</text:p>
          </table:table-cell>
          <table:table-cell table:style-name="Table3.A1" office:value-type="string">
            <text:p text:style-name="P5">Disc Jockey</text:p>
          </table:table-cell>
        </table:table-row>
        <table:table-row>
          <table:table-cell table:style-name="Table3.A1" office:value-type="string">
            <text:p text:style-name="P5">Preconditions</text:p>
          </table:table-cell>
          <table:table-cell table:style-name="Table3.A1" office:value-type="string">
            <text:p text:style-name="P4"><text:span text:style-name="T14">1. User owns the android and PC applications</text:span><text:line-break/><text:span text:style-name="T14">2. User has samples already downloaded</text:span><text:line-break/><text:span text:style-name="T14">3. User is performing to listeners</text:span></text:p>
          </table:table-cell>
        </table:table-row>
        <table:table-row>
          <table:table-cell table:style-name="Table3.A1" office:value-type="string">
            <text:p text:style-name="P5">Flow of events</text:p>
          </table:table-cell>
          <table:table-cell table:style-name="Table3.A1" office:value-type="string">
            <text:p text:style-name="P4"><text:span text:style-name="T14">1. The use case starts when the user hooks up his equipment and boots the software.</text:span><text:line-break/><text:span text:style-name="T14">2. The user selects his sound effects in the PC software</text:span><text:line-break/><text:span text:style-name="T14">3. The user selects and loads his samples into the PC application</text:span><text:line-break/><text:span text:style-name="T14">4. The user starts touching his android</text:span></text:p>
          </table:table-cell>
        </table:table-row>
        <table:table-row>
          <table:table-cell table:style-name="Table3.A1" office:value-type="string">
            <text:p text:style-name="P5">Postconditions</text:p>
          </table:table-cell>
          <table:table-cell table:style-name="Table3.A1" office:value-type="string">
            <text:p text:style-name="P4"><text:span text:style-name="T14">1. Sound outputs with the applied filters.</text:span><text:line-break/><text:span text:style-name="T14">2. Everybody rages</text:span></text:p>
          </table:table-cell>
        </table:table-row>
      </table:table>
      <text:p text:style-name="P17"/>
      <text:p text:style-name="P52"/>
      <table:table table:name="Table4" table:style-name="Table4">
        <table:table-column table:style-name="Table4.A"/>
        <table:table-column table:style-name="Table4.B"/>
        <table:table-row>
          <table:table-cell table:style-name="Table4.A1" office:value-type="string">
            <text:p text:style-name="P5">Use Case</text:p>
          </table:table-cell>
          <table:table-cell table:style-name="Table4.A1" office:value-type="string">
            <text:p text:style-name="P3"/>
          </table:table-cell>
        </table:table-row>
        <table:table-row>
          <table:table-cell table:style-name="Table4.A1" office:value-type="string">
            <text:p text:style-name="P5">Identifier</text:p>
          </table:table-cell>
          <table:table-cell table:style-name="Table4.A1" office:value-type="string">
            <text:p text:style-name="P5">UC3</text:p>
          </table:table-cell>
        </table:table-row>
        <table:table-row>
          <table:table-cell table:style-name="Table4.A1" office:value-type="string">
            <text:p text:style-name="P5">Description</text:p>
          </table:table-cell>
          <table:table-cell table:style-name="Table4.A1" office:value-type="string">
            <text:p text:style-name="P5">The user is recording music he is currently playing on his computer or instrument, and wants to apply sound effects to the music as it is recorded.</text:p>
          </table:table-cell>
        </table:table-row>
        <table:table-row>
          <table:table-cell table:style-name="Table4.A1" office:value-type="string">
            <text:p text:style-name="P5">Actors</text:p>
          </table:table-cell>
          <table:table-cell table:style-name="Table4.A1" office:value-type="string">
            <text:p text:style-name="P5">Recording performer</text:p>
          </table:table-cell>
        </table:table-row>
        <table:table-row>
          <table:table-cell table:style-name="Table4.A1" office:value-type="string">
            <text:p text:style-name="P5">Preconditions</text:p>
          </table:table-cell>
          <table:table-cell table:style-name="Table4.A1" office:value-type="string">
            <text:p text:style-name="P4"><text:span text:style-name="T14">1. User owns the android and PC applications</text:span><text:line-break/><text:span text:style-name="T14">2. User has a third party application to record sound outputted from his computer.</text:span><text:line-break/><text:span text:style-name="T14">3. User wants to record music he is currently producing</text:span></text:p>
          </table:table-cell>
        </table:table-row>
        <table:table-row>
          <table:table-cell table:style-name="Table4.A1" office:value-type="string">
            <text:p text:style-name="P5">Flow of events</text:p>
          </table:table-cell>
          <table:table-cell table:style-name="Table4.A1" office:value-type="string">
            <text:p text:style-name="P4"><text:span text:style-name="T14">1. The use case starts when the user hooks up his equipment and boots the software.</text:span><text:line-break/><text:span text:style-name="T14">2. The user selects his sound effects in the PC software</text:span><text:line-break/><text:span text:style-name="T14">3. The user starts playing sound</text:span><text:line-break/><text:span text:style-name="T14">4. The user starts touching his android</text:span></text:p>
          </table:table-cell>
        </table:table-row>
        <table:table-row>
          <table:table-cell table:style-name="Table4.A1" office:value-type="string">
            <text:p text:style-name="P5">Postconditions</text:p>
          </table:table-cell>
          <table:table-cell table:style-name="Table4.A1" office:value-type="string">
            <text:p text:style-name="P5">1. Sound is recorded with the appropriate sound effects, as specified by the user. </text:p>
          </table:table-cell>
        </table:table-row>
      </table:table>
      <text:p text:style-name="P12"><text:line-break/><text:line-break/><text:line-break/></text:p>
      <table:table table:name="Table5" table:style-name="Table5">
        <table:table-column table:style-name="Table5.A"/>
        <table:table-column table:style-name="Table5.B"/>
        <table:table-row>
          <table:table-cell table:style-name="Table5.A1" office:value-type="string">
            <text:p text:style-name="P5">Use Case: Recording sampled music</text:p>
          </table:table-cell>
          <table:table-cell table:style-name="Table5.A1" office:value-type="string">
            <text:p text:style-name="P3"/>
          </table:table-cell>
        </table:table-row>
        <table:table-row>
          <table:table-cell table:style-name="Table5.A1" office:value-type="string">
            <text:p text:style-name="P5">Identifier</text:p>
          </table:table-cell>
          <table:table-cell table:style-name="Table5.A1" office:value-type="string">
            <text:p text:style-name="P5">UC4</text:p>
          </table:table-cell>
        </table:table-row>
        <table:table-row>
          <table:table-cell table:style-name="Table5.A1" office:value-type="string">
            <text:p text:style-name="P5">Description</text:p>
          </table:table-cell>
          <table:table-cell table:style-name="Table5.A1" office:value-type="string">
            <text:p text:style-name="P5">The user is producing music, relying heavily on samples he previously acquired. </text:p>
          </table:table-cell>
        </table:table-row>
        <table:table-row>
          <table:table-cell table:style-name="Table5.A1" office:value-type="string">
            <text:p text:style-name="P5">Actors</text:p>
          </table:table-cell>
          <table:table-cell table:style-name="Table5.A1" office:value-type="string">
            <text:p text:style-name="P5">Girltalk</text:p>
          </table:table-cell>
        </table:table-row>
        <table:table-row>
          <table:table-cell table:style-name="Table5.A1" office:value-type="string">
            <text:p text:style-name="P5">Preconditions</text:p>
          </table:table-cell>
          <table:table-cell table:style-name="Table5.A1" office:value-type="string">
            <text:p text:style-name="P4"><text:span text:style-name="T14">1. User owns the android and PC applications</text:span><text:line-break/><text:span text:style-name="T14">2. User has a third party application to record music outputted from his computer</text:span><text:line-break/><text:span text:style-name="T14">3. User wants to produce recorded music via sampling</text:span></text:p>
          </table:table-cell>
        </table:table-row>
        <table:table-row>
          <table:table-cell table:style-name="Table5.A1" office:value-type="string">
            <text:p text:style-name="P5">Flow of events</text:p>
          </table:table-cell>
          <table:table-cell table:style-name="Table5.A1" office:value-type="string">
            <text:p text:style-name="P4"><text:span text:style-name="T14">1. The use case starts when the user hooks up his equipment and boots the software.</text:span><text:line-break/><text:span text:style-name="T14">2. The user selects his sound effects in the PC software</text:span><text:line-break/><text:span text:style-name="T14">3. The user starts playing samples</text:span><text:line-break/><text:span text:style-name="T14">4. The user starts touching his android</text:span></text:p>
          </table:table-cell>
        </table:table-row>
        <table:table-row>
          <table:table-cell table:style-name="Table5.A1" office:value-type="string">
            <text:p text:style-name="P5">Postconditions</text:p>
          </table:table-cell>
          <table:table-cell table:style-name="Table5.A1" office:value-type="string">
            <text:p text:style-name="P5">1. Sound is recorded with the appropriate sound effects, as specified by the user.</text:p>
          </table:table-cell>
        </table:table-row>
      </table:table>
      <text:p text:style-name="P19"><text:line-break/><text:line-break/><text:line-break/></text:p>
      <text:p text:style-name="P45"><text:span text:style-name="T4">Project Schedule</text:span><text:line-break/><text:span text:style-name="T2">Inception Phase: Ends 10/1/2011</text:span></text:p>
      <table:table table:name="Table6" table:style-name="Table6">
        <table:table-column table:style-name="Table6.A"/>
        <table:table-column table:style-name="Table6.B"/>
        <table:table-row>
          <table:table-cell table:style-name="Table6.A1" office:value-type="string">
            <text:p text:style-name="P8">Date</text:p>
          </table:table-cell>
          <table:table-cell table:style-name="Table6.A1" office:value-type="string">
            <text:p text:style-name="P8">Item</text:p>
          </table:table-cell>
        </table:table-row>
        <table:table-row>
          <table:table-cell table:style-name="Table6.A1" office:value-type="string">
            <text:p text:style-name="P6">Iteration 1</text:p>
            <text:p text:style-name="P6"><text:s text:c="5"/>9/8/11</text:p>
          </table:table-cell>
          <table:table-cell table:style-name="Table6.A1" office:value-type="string">
            <text:p text:style-name="P5">Come up with an idea.</text:p>
          </table:table-cell>
        </table:table-row>
        <table:table-row>
          <table:table-cell table:style-name="Table6.A1" office:value-type="string">
            <text:p text:style-name="P6">Iteration 2</text:p>
            <text:p text:style-name="P6"><text:s text:c="5"/>9/15/11</text:p>
          </table:table-cell>
          <table:table-cell table:style-name="Table6.A1" office:value-type="string">
            <text:p text:style-name="P5">Refine the project scope.</text:p>
          </table:table-cell>
        </table:table-row>
        <table:table-row>
          <table:table-cell table:style-name="Table6.A1" office:value-type="string">
            <text:p text:style-name="P6">Iteration 3</text:p>
            <text:p text:style-name="P6"><text:s text:c="5"/>9/22/11</text:p>
          </table:table-cell>
          <table:table-cell table:style-name="Table6.A1" office:value-type="string">
            <text:p text:style-name="P4"><text:span text:style-name="T14">Download necessary Software tools/packages.</text:span><text:line-break/><text:span text:style-name="T14">Create repository and commit beginning code samples</text:span></text:p>
          </table:table-cell>
        </table:table-row>
        <table:table-row>
          <table:table-cell table:style-name="Table6.A1" office:value-type="string">
            <text:p text:style-name="P6">Iteration 4</text:p>
            <text:p text:style-name="P6"><text:s text:c="5"/>9/29/11</text:p>
          </table:table-cell>
          <table:table-cell table:style-name="Table6.A1" office:value-type="string">
            <text:p text:style-name="P5">Continue studying documentation and potentially useful APIs and complete the inception deliverable.</text:p>
          </table:table-cell>
        </table:table-row>
      </table:table>
      <text:p text:style-name="P19"><text:line-break/><text:span text:style-name="T2">Elaboration Phase: Ends 10/13/2011</text:span></text:p>
      <table:table table:name="Table7" table:style-name="Table7">
        <table:table-column table:style-name="Table7.A"/>
        <table:table-column table:style-name="Table7.B"/>
        <table:table-row>
          <table:table-cell table:style-name="Table7.A1" office:value-type="string">
            <text:p text:style-name="P8">Iteration/Date</text:p>
          </table:table-cell>
          <table:table-cell table:style-name="Table7.A1" office:value-type="string">
            <text:p text:style-name="P8">Item</text:p>
          </table:table-cell>
        </table:table-row>
        <table:table-row>
          <table:table-cell table:style-name="Table7.A1" office:value-type="string">
            <text:p text:style-name="P5">Iteration 5</text:p>
            <text:p text:style-name="P5"><text:s text:c="5"/>10/6/11</text:p>
          </table:table-cell>
          <table:table-cell table:style-name="Table7.A1" office:value-type="string">
            <text:p text:style-name="P5">Designing the architecture of the PC application, as well as the android application.</text:p>
          </table:table-cell>
        </table:table-row>
        <table:table-row>
          <table:table-cell table:style-name="Table7.A1" office:value-type="string">
            <text:p text:style-name="P5">Iteration 6</text:p>
            <text:p text:style-name="P5"><text:s text:c="5"/>10/13/11</text:p>
          </table:table-cell>
          <table:table-cell table:style-name="Table7.A1" office:value-type="string">
            <text:p text:style-name="P5">Class diagrams.</text:p>
          </table:table-cell>
        </table:table-row>
        <table:table-row>
          <table:table-cell table:style-name="Table7.A1" office:value-type="string">
            <text:p text:style-name="P5">Iteration 7</text:p>
            <text:p text:style-name="P5"><text:s text:c="5"/>10/17/11</text:p>
          </table:table-cell>
          <table:table-cell table:style-name="Table7.A1" office:value-type="string">
            <text:p text:style-name="P4"><text:span text:style-name="T14">Design and finalize interfaces (in both tools), as well as external library selection.</text:span><text:line-break/><text:span text:style-name="T14">Elaboration deliverable.</text:span></text:p>
          </table:table-cell>
        </table:table-row>
      </table:table>
      <text:p text:style-name="P19"><text:line-break/><text:span text:style-name="T2">Construction Phase</text:span><text:span text:style-name="T1">: </text:span><text:span text:style-name="T2">Ends 11/17/2011</text:span></text:p>
      <table:table table:name="Table8" table:style-name="Table8">
        <table:table-column table:style-name="Table8.A"/>
        <table:table-column table:style-name="Table8.B"/>
        <table:table-row>
          <table:table-cell table:style-name="Table8.A1" office:value-type="string">
            <text:p text:style-name="P8">Date</text:p>
          </table:table-cell>
          <table:table-cell table:style-name="Table8.A1" office:value-type="string">
            <text:p text:style-name="P8">Item</text:p>
          </table:table-cell>
        </table:table-row>
        <table:table-row>
          <table:table-cell table:style-name="Table8.A1" office:value-type="string">
            <text:p text:style-name="P5">Iteration 8</text:p>
            <text:p text:style-name="P5"><text:s text:c="5"/>10/24/11</text:p>
          </table:table-cell>
          <table:table-cell table:style-name="Table8.A1" office:value-type="string">
            <text:p text:style-name="P5">Begin construction of Android and PC tools</text:p>
          </table:table-cell>
        </table:table-row>
        <table:table-row>
          <table:table-cell table:style-name="Table8.A1" office:value-type="string">
            <text:p text:style-name="P5">Iteration 9</text:p>
            <text:p text:style-name="P5"><text:s text:c="5"/>10/31/11</text:p>
          </table:table-cell>
          <table:table-cell table:style-name="Table8.A1" office:value-type="string">
            <text:p text:style-name="P5">Finish Android Tool construction</text:p>
          </table:table-cell>
        </table:table-row>
        <table:table-row>
          <table:table-cell table:style-name="Table8.A1" office:value-type="string">
            <text:p text:style-name="P5">Iteration 10</text:p>
            <text:p text:style-name="P5"><text:s text:c="5"/>11/7/11</text:p>
          </table:table-cell>
          <table:table-cell table:style-name="Table8.A1" office:value-type="string">
            <text:p text:style-name="P4"><text:span text:style-name="T14">Finish PC Tool construction.</text:span><text:line-break/><text:span text:style-name="T14">Construction deliverable.</text:span></text:p>
          </table:table-cell>
        </table:table-row>
      </table:table>
      <text:p text:style-name="P19"><text:line-break/><text:span text:style-name="T2">Transition Phase: Ends 12/8/2011</text:span></text:p>
      <table:table table:name="Table9" table:style-name="Table9">
        <table:table-column table:style-name="Table9.A"/>
        <table:table-column table:style-name="Table9.B"/>
        <table:table-row>
          <table:table-cell table:style-name="Table9.A1" office:value-type="string">
            <text:p text:style-name="P8">Date</text:p>
          </table:table-cell>
          <table:table-cell table:style-name="Table9.A1" office:value-type="string">
            <text:p text:style-name="P8">Item</text:p>
          </table:table-cell>
        </table:table-row>
        <table:table-row>
          <table:table-cell table:style-name="Table9.A1" office:value-type="string">
            <text:p text:style-name="P5">Iteration 11</text:p>
            <text:p text:style-name="P5"><text:s text:c="5"/>11/10/11</text:p>
          </table:table-cell>
          <table:table-cell table:style-name="Table9.A1" office:value-type="string">
            <text:p text:style-name="P5">Transition Document Deliverables<text:line-break/>Field test Android and PC applications</text:p>
          </table:table-cell>
        </table:table-row>
        <table:table-row>
          <table:table-cell table:style-name="Table9.A1" office:value-type="string">
            <text:p text:style-name="P5">Iteration 12</text:p>
            <text:p text:style-name="P5"><text:s text:c="5"/>11/17/11</text:p>
          </table:table-cell>
          <table:table-cell table:style-name="Table9.A1" office:value-type="string">
            <text:p text:style-name="P5">Finalize Transition Deliverables</text:p>
          </table:table-cell>
        </table:table-row>
      </table:table>
      <text:p text:style-name="P13"><text:span text:style-name="T4"/></text:p>
      <text:p text:style-name="P51"><text:span text:style-name="T4">Project Budget</text:span></text:p>
      <text:p text:style-name="P14"><text:span text:style-name="T1"><text:tab/>The Fermata project is expected to cost $19,200.</text:span><text:line-break/><text:span text:style-name="T1">Assumptions:</text:span></text:p>
      <text:list xml:id="list38551265" text:style-name="L5">
        <text:list-item>
          <text:list>
            <text:list-item>
              <text:list>
                <text:list-item>
                  <text:p text:style-name="P26">Hourly rate of $50 an hour</text:p>
                </text:list-item>
                <text:list-item>
                  <text:p text:style-name="P26">8 Hours a week</text:p>
                </text:list-item>
                <text:list-item>
                  <text:p text:style-name="P26">12 weeks </text:p>
                </text:list-item>
                <text:list-item>
                  <text:p text:style-name="P59">4 Developers</text:p>
                </text:list-item>
              </text:list>
            </text:list-item>
          </text:list>
        </text:list-item>
      </text:list>
      <text:p text:style-name="P13"><text:line-break/><text:span text:style-name="T1">The project is based on completely free tools, so there is no overheard cost for software.</text:span><text:line-break/><text:span text:style-name="T1">As a result of easy access software, hardware is not provided and will be supplied by each team member.</text:span></text:p>
      <text:p text:style-name="P47"><text:line-break/><text:span text:style-name="T4">Glossary</text:span></text:p>
      <table:table table:name="Table10" table:style-name="Table10">
        <table:table-column table:style-name="Table10.A"/>
        <table:table-column table:style-name="Table10.B"/>
        <table:table-row>
          <table:table-cell table:style-name="Table10.A1" office:value-type="string">
            <text:p text:style-name="P9">Android Tool</text:p>
          </table:table-cell>
          <table:table-cell table:style-name="Table10.A1" office:value-type="string">
            <text:p text:style-name="P7">The Kaoss Pad style software.</text:p>
          </table:table-cell>
        </table:table-row>
        <table:table-row>
          <table:table-cell table:style-name="Table10.A1" office:value-type="string">
            <text:p text:style-name="P9">Connection</text:p>
          </table:table-cell>
          <table:table-cell table:style-name="Table10.A1" office:value-type="string">
            <text:p text:style-name="P7">Bluetooth link from PC to Android.</text:p>
          </table:table-cell>
        </table:table-row>
        <table:table-row>
          <table:table-cell table:style-name="Table10.A1" office:value-type="string">
            <text:p text:style-name="P9">PC Tool</text:p>
          </table:table-cell>
          <table:table-cell table:style-name="Table10.A1" office:value-type="string">
            <text:p text:style-name="P7">The PC side software.</text:p>
          </table:table-cell>
        </table:table-row>
        <table:table-row>
          <table:table-cell table:style-name="Table10.A1" office:value-type="string">
            <text:p text:style-name="P9">Tap</text:p>
          </table:table-cell>
          <table:table-cell table:style-name="Table10.A1" office:value-type="string">
            <text:p text:style-name="P7">A tap control which sets a general rate in beats/minute (bpm) for various effects.</text:p>
          </table:table-cell>
        </table:table-row>
        <table:table-row>
          <table:table-cell table:style-name="Table10.A1" office:value-type="string">
            <text:p text:style-name="P9">Touch Area</text:p>
          </table:table-cell>
          <table:table-cell table:style-name="Table10.A1" office:value-type="string">
            <text:p text:style-name="P7">The area used to receive user touch input</text:p>
          </table:table-cell>
        </table:table-row>
        <table:table-row>
          <table:table-cell table:style-name="Table10.A1" office:value-type="string">
            <text:p text:style-name="P9">X Filter</text:p>
          </table:table-cell>
          <table:table-cell table:style-name="Table10.A1" office:value-type="string">
            <text:p text:style-name="P7">The filter controlled by the x axis on the touch area</text:p>
          </table:table-cell>
        </table:table-row>
        <table:table-row>
          <table:table-cell table:style-name="Table10.A1" office:value-type="string">
            <text:p text:style-name="P9">Y Filter</text:p>
          </table:table-cell>
          <table:table-cell table:style-name="Table10.A1" office:value-type="string">
            <text:p text:style-name="P7">The filter controlled by the y axis on the touch area</text:p>
          </table:table-cell>
        </table:table-row>
        <table:table-row>
          <table:table-cell table:style-name="Table10.A1" office:value-type="string">
            <text:p text:style-name="P9">X” Filter</text:p>
          </table:table-cell>
          <table:table-cell table:style-name="Table10.A1" office:value-type="string">
            <text:p text:style-name="P7">The filter controlled by multitouch on the x axis</text:p>
          </table:table-cell>
        </table:table-row>
        <table:table-row>
          <table:table-cell table:style-name="Table10.A1" office:value-type="string">
            <text:p text:style-name="P9">Y” Filter</text:p>
          </table:table-cell>
          <table:table-cell table:style-name="Table10.A1" office:value-type="string">
            <text:p text:style-name="P7">The filter controlled by multitouch on the y axis</text:p>
          </table:table-cell>
        </table:table-row>
        <table:table-row>
          <table:table-cell table:style-name="Table10.A1" office:value-type="string">
            <text:p text:style-name="P9">X Coordinate</text:p>
          </table:table-cell>
          <table:table-cell table:style-name="Table10.A1" office:value-type="string">
            <text:p text:style-name="P7">The integral value of the current setting on the X Filter. Ranges from 0-256 (unsigned) or -128 - 128 (signed).</text:p>
          </table:table-cell>
        </table:table-row>
        <table:table-row>
          <table:table-cell table:style-name="Table10.A1" office:value-type="string">
            <text:p text:style-name="P9">Y Coordinate</text:p>
          </table:table-cell>
          <table:table-cell table:style-name="Table10.A1" office:value-type="string">
            <text:p text:style-name="P7">The integral value of the current setting on the Y Filter. Ranges from 0-256 (unsigned) or -128 - 128 (signed).</text:p>
          </table:table-cell>
        </table:table-row>
        <table:table-row>
          <table:table-cell table:style-name="Table10.A1" office:value-type="string">
            <text:p text:style-name="P9">X” Coordinate</text:p>
          </table:table-cell>
          <table:table-cell table:style-name="Table10.A1" office:value-type="string">
            <text:p text:style-name="P7">The integral value of the current setting on the X” Filter. Ranges from 0-256 (unsigned) or -128 - 128 (signed).</text:p>
          </table:table-cell>
        </table:table-row>
        <table:table-row>
          <table:table-cell table:style-name="Table10.A1" office:value-type="string">
            <text:p text:style-name="P9">Y” Coordinate</text:p>
          </table:table-cell>
          <table:table-cell table:style-name="Table10.A1" office:value-type="string">
            <text:p text:style-name="P7">The integral value of the current setting on the Y” Filter. Ranges from 0-256 (unsigned) or -128 - 128 (signed).</text:p>
          </table:table-cell>
        </table:table-row>
        <table:table-row>
          <table:table-cell table:style-name="Table10.A1" office:value-type="string">
            <text:p text:style-name="P9">Latency</text:p>
          </table:table-cell>
          <table:table-cell table:style-name="Table10.A1" office:value-type="string">
            <text:p text:style-name="P7">A delay in the receiving and sending of information between the PC tool and the Android tool such that it inhibits smoothness of user experience.</text:p>
          </table:table-cell>
        </table:table-row>
      </table:table>
      <text:p text:style-name="P13"><text:line-break/></text:p>
      <text:p text:style-name="P49"><text:span text:style-name="T4">Project Status Report</text:span><text:line-break/><text:span text:style-name="T6">Status Update 5 - 9/28/11</text:span><text:line-break/><text:span text:style-name="T7">This Week</text:span></text:p>
      <text:list xml:id="list38543893" text:style-name="L6">
        <text:list-item>
          <text:p text:style-name="P63">Spent most of our time for the class this week working on the inception deliverable.</text:p>
        </text:list-item>
      </text:list>
      <text:p text:style-name="P12"><text:line-break/><text:line-break/><text:span text:style-name="T7">Impediments</text:span></text:p>
      <text:list xml:id="list38536278" text:style-name="L7">
        <text:list-item>
          <text:p text:style-name="P30">While writing the inception deliverable, got distracted by different design choices.</text:p>
          <text:list>
            <text:list-item>
              <text:p text:style-name="P64">This will be remedied at the end of the inception phase when we can begin to make the design process more of a core focus in the elaboration phase.</text:p>
            </text:list-item>
          </text:list>
        </text:list-item>
      </text:list>
      <text:p text:style-name="P12"><text:line-break/><text:line-break/><text:span text:style-name="T7">Plans for Next Week</text:span></text:p>
      <text:list xml:id="list38560516" text:style-name="L8">
        <text:list-item>
          <text:p text:style-name="P31">Begin risk management for elaboration phase</text:p>
        </text:list-item>
        <text:list-item>
          <text:p text:style-name="P65">Begin designing the architecture of the software.</text:p>
        </text:list-item>
      </text:list>
      <text:p text:style-name="P12"><text:line-break/><text:line-break/><text:span text:style-name="T6">Status Update 4 - 9/26/11</text:span><text:line-break/><text:span text:style-name="T7">This Week</text:span></text:p>
      <text:list xml:id="list38566877" text:style-name="L9">
        <text:list-item>
          <text:p text:style-name="P32">Glossary of project terms.</text:p>
        </text:list-item>
        <text:list-item>
          <text:p text:style-name="P32">(Tyler)One scenario to go with our persona</text:p>
        </text:list-item>
        <text:list-item>
          <text:p text:style-name="P32">Added an Android project skeleton to the repository.</text:p>
        </text:list-item>
        <text:list-item>
          <text:p text:style-name="P32">Added the Java project to the repository, with some basic setup.</text:p>
        </text:list-item>
        <text:list-item>
          <text:p text:style-name="P32">Reading over Android samples source code.</text:p>
        </text:list-item>
        <text:list-item>
          <text:p text:style-name="P66">(All) Began making UI sketches for the android project</text:p>
        </text:list-item>
      </text:list>
      <text:p text:style-name="P12"><text:line-break/><text:line-break/><text:span text:style-name="T7">Impediments</text:span></text:p>
      <text:list xml:id="list38535968" text:style-name="L10">
        <text:list-item>
          <text:p text:style-name="P33">Not having an actual defined meeting time.  </text:p>
        </text:list-item>
        <text:list-item>
          <text:p text:style-name="P67">Some members (Pat, Bobby) have no experience with a Kaoss Pad or similar music filtering equipment.</text:p>
        </text:list-item>
      </text:list>
      <text:p text:style-name="P12"><text:line-break/><text:line-break/><text:span text:style-name="T7">Plans for Next Week</text:span></text:p>
      <text:list xml:id="list38561443" text:style-name="L11">
        <text:list-item>
          <text:p text:style-name="P34">Complete the inception deliverable.</text:p>
        </text:list-item>
        <text:list-item>
          <text:p text:style-name="P34">Pattern presentation preparation.</text:p>
        </text:list-item>
        <text:list-item>
          <text:p text:style-name="P68">Coming up with the coding standard.</text:p>
        </text:list-item>
      </text:list>
      <text:p text:style-name="P12"><text:line-break/><text:line-break/><text:line-break/><text:span text:style-name="T6">Status Update 3 - 9/21/11</text:span><text:line-break/><text:span text:style-name="T7">This Week</text:span></text:p>
      <text:list xml:id="list38552614" text:style-name="L12">
        <text:list-item>
          <text:p text:style-name="P35"><text:soft-page-break/>Read about the Android SDK.</text:p>
        </text:list-item>
        <text:list-item>
          <text:p text:style-name="P35">Played with and tried to understand samples included in the Android SDK packages.</text:p>
        </text:list-item>
        <text:list-item>
          <text:p text:style-name="P35">Attempt to get Bluetooth to PC connection via Java and Android API’s (continue).</text:p>
        </text:list-item>
        <text:list-item>
          <text:p text:style-name="P69">Went over Android programming tutorials.</text:p>
        </text:list-item>
      </text:list>
      <text:p text:style-name="P12"><text:line-break/><text:line-break/><text:span text:style-name="T7">Impediments</text:span></text:p>
      <text:list xml:id="list38565806" text:style-name="L13">
        <text:list-item>
          <text:p text:style-name="P36">Bluetooth as expected is still tricky.</text:p>
        </text:list-item>
        <text:list-item>
          <text:p text:style-name="P70">What is “toast”?</text:p>
        </text:list-item>
      </text:list>
      <text:p text:style-name="P12"><text:line-break/><text:line-break/><text:span text:style-name="T7">Plans for Next Week</text:span></text:p>
      <text:list xml:id="list38538332" text:style-name="L14">
        <text:list-item>
          <text:p text:style-name="P37">Hold a group (in-person) planning session, to start laying the groundwork of the application, and determine strengths and roles for later work.</text:p>
        </text:list-item>
        <text:list-item>
          <text:p text:style-name="P71">Start playing with UI elements in the Android SDK, and see if we can get anything to work.</text:p>
        </text:list-item>
      </text:list>
      <text:p text:style-name="P12"><text:line-break/><text:line-break/><text:line-break/><text:span text:style-name="T6">Status Update 2 - 9/18/11</text:span><text:line-break/><text:span text:style-name="T7">This Week</text:span></text:p>
      <text:list xml:id="list38553138" text:style-name="L15">
        <text:list-item>
          <text:p text:style-name="P38">(All) Started to familiarize ourselves with the Android SDK</text:p>
        </text:list-item>
        <text:list-item>
          <text:p text:style-name="P38">(Jacob) Set up a skeleton structure for the repo.</text:p>
        </text:list-item>
        <text:list-item>
          <text:p text:style-name="P38">(All) Got ‘hello world’ working on Android.</text:p>
        </text:list-item>
        <text:list-item>
          <text:p text:style-name="P38">(All) Tested our hardware to ensure that Bluetooth radios were functioning</text:p>
        </text:list-item>
        <text:list-item>
          <text:p text:style-name="P38">(All) Decided on peer evaluation metrics</text:p>
        </text:list-item>
        <text:list-item>
          <text:p text:style-name="P72">Identified core functionality</text:p>
        </text:list-item>
      </text:list>
      <text:p text:style-name="P12"><text:line-break/><text:line-break/><text:span text:style-name="T7">Impediments</text:span></text:p>
      <text:list xml:id="list38559751" text:style-name="L16">
        <text:list-item>
          <text:p text:style-name="P39">Bluetooth as expected is tricky.</text:p>
        </text:list-item>
        <text:list-item>
          <text:p text:style-name="P73">The Android SDK and ADT package for eclipse can be difficult to install</text:p>
        </text:list-item>
      </text:list>
      <text:p text:style-name="P12"><text:line-break/><text:line-break/><text:span text:style-name="T7">Plans for Next Week</text:span></text:p>
      <text:list xml:id="list38563775" text:style-name="L17">
        <text:list-item>
          <text:p text:style-name="P40">Continue building working knowledge of Bluetooth API and Android SDK</text:p>
        </text:list-item>
        <text:list-item>
          <text:p text:style-name="P74">Attempt to get Bluetooth to PC connection via Java and Android API’s</text:p>
        </text:list-item>
      </text:list>
      <text:p text:style-name="P12"><text:line-break/><text:line-break/><text:span text:style-name="T6">Status Update 1 - 9/15/11</text:span><text:line-break/><text:span text:style-name="T7">This Week</text:span></text:p>
      <text:list xml:id="list38555490" text:style-name="L18">
        <text:list-item>
          <text:p text:style-name="P44"><text:span text:style-name="T15">(Jacob and Pat) created a google-code project repository.(</text:span><text:a xlink:type="simple" xlink:href="http://code.google.com/p/rpi-fermata/"><text:span text:style-name="T16">http://code.google.com/p/rpi-fermata/</text:span></text:a><text:span text:style-name="T15">)</text:span></text:p>
        </text:list-item>
        <text:list-item>
          <text:p text:style-name="P41"><text:soft-page-break/>All members of our group have been added to the project group</text:p>
        </text:list-item>
        <text:list-item>
          <text:p text:style-name="P41">All members have checked out the first empty revision with subversion</text:p>
        </text:list-item>
        <text:list-item>
          <text:p text:style-name="P41">We tested committing files to the repository</text:p>
        </text:list-item>
        <text:list-item>
          <text:p text:style-name="P75">All members have downloaded and installed the basic Android SDK package</text:p>
        </text:list-item>
      </text:list>
      <text:p text:style-name="P12"><text:line-break/><text:line-break/><text:span text:style-name="T7">Impediments</text:span></text:p>
      <text:list xml:id="list38555850" text:style-name="L19">
        <text:list-item>
          <text:p text:style-name="P42">USB serial streaming data transfer is not possible on Android phones</text:p>
        </text:list-item>
        <text:list-item>
          <text:p text:style-name="P76">None of us have experience coding with Bluetooth, and we will all need to learn about the various APIs.</text:p>
        </text:list-item>
      </text:list>
      <text:p text:style-name="P12"><text:line-break/><text:line-break/><text:span text:style-name="T7">Plans for Next Week</text:span></text:p>
      <text:list xml:id="list38552985" text:style-name="L20">
        <text:list-item>
          <text:p text:style-name="P43">Start committing code to the google-code repository.</text:p>
        </text:list-item>
        <text:list-item>
          <text:p text:style-name="P43">Install broader Android SDK packages</text:p>
        </text:list-item>
        <text:list-item>
          <text:p text:style-name="P43">Begin studying the Android SDK packages</text:p>
        </text:list-item>
        <text:list-item>
          <text:p text:style-name="P77">Look into Bluetooth APIs</text:p>
        </text:list-item>
      </text:list>
      <text:p text:style-name="P12"><text:line-break/><text:line-break/><text:line-break/></text:p>
      <text:p text:style-name="P49"><text:span text:style-name="T4">Contribution Summary</text:span></text:p>
      <text:list xml:id="list38547018" text:style-name="L21">
        <text:list-item>
          <text:p text:style-name="P23">Bobby Zheng</text:p>
          <text:list>
            <text:list-item>
              <text:p text:style-name="P23">Wrote the executive summary for our project.</text:p>
            </text:list-item>
            <text:list-item>
              <text:p text:style-name="P23">Came up with a proposed solution.</text:p>
            </text:list-item>
            <text:list-item>
              <text:p text:style-name="P23">Researched alternatives to the proposed solution.</text:p>
            </text:list-item>
            <text:list-item>
              <text:p text:style-name="P23">Constructed the use case tables.</text:p>
            </text:list-item>
            <text:list-item>
              <text:p text:style-name="P23">Contributed to the Project Schedule</text:p>
            </text:list-item>
          </text:list>
        </text:list-item>
        <text:list-item>
          <text:p text:style-name="P23">Tyler Samman</text:p>
          <text:list>
            <text:list-item>
              <text:p text:style-name="P23">Wrote the feature section for this document.</text:p>
            </text:list-item>
            <text:list-item>
              <text:p text:style-name="P23">Analyzed our risk factors and did the write up for them.</text:p>
            </text:list-item>
            <text:list-item>
              <text:p text:style-name="P23">Contributed to the glossary.</text:p>
            </text:list-item>
            <text:list-item>
              <text:p text:style-name="P23">Contributed to the Project Schedule</text:p>
            </text:list-item>
            <text:list-item>
              <text:p text:style-name="P23">Contributed to Features</text:p>
            </text:list-item>
            <text:list-item>
              <text:p text:style-name="P23">Contributed to Future enhancements</text:p>
            </text:list-item>
          </text:list>
        </text:list-item>
        <text:list-item>
          <text:p text:style-name="P23">Jacob Katz</text:p>
          <text:list>
            <text:list-item>
              <text:p text:style-name="P23">Researched the competitors to our product, determining what platforms the competition was running on and the extent of the product’s functionality.</text:p>
            </text:list-item>
            <text:list-item>
              <text:p text:style-name="P23">Contributed to the glossary.</text:p>
            </text:list-item>
            <text:list-item>
              <text:p text:style-name="P23">Contributed to the Project Schedule</text:p>
            </text:list-item>
            <text:list-item>
              <text:p text:style-name="P23">Contributed to Features</text:p>
            </text:list-item>
            <text:list-item>
              <text:p text:style-name="P56">Contributed to Future enhancements</text:p>
            </text:list-item>
          </text:list>
        </text:list-item>
      </text:list>
      <text:p text:style-name="P17"/>
      <text:list xml:id="list38553687" text:style-name="L22">
        <text:list-item>
          <text:p text:style-name="P24">Patrick Phipps</text:p>
          <text:list>
            <text:list-item>
              <text:p text:style-name="P24">Started the document. Filled the document with an outline so that we could organize the group over who was going to write each section. </text:p>
            </text:list-item>
            <text:list-item>
              <text:p text:style-name="P24">Wrote the stake holders section.</text:p>
            </text:list-item>
            <text:list-item>
              <text:p text:style-name="P24">Developed the budget for the project.</text:p>
            </text:list-item>
            <text:list-item>
              <text:p text:style-name="P24">Determined the success factors for our project based on our group’s strengths and the technologies being used.</text:p>
            </text:list-item>
            <text:list-item>
              <text:p text:style-name="P24">Contributed to the Project Schedule</text:p>
            </text:list-item>
            <text:list-item>
              <text:p text:style-name="P57">Contributed to Future enhancements</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Fermata Inception <text:page-number style:num-format="1" text:select-page="current" text:page-adjust="-1">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8T18:42:35.72</meta:creation-date>
    <dc:date>2011-09-28T19:08:04.62</dc:date>
    <meta:editing-duration>PT25M31S</meta:editing-duration>
    <meta:editing-cycles>3</meta:editing-cycles>
    <meta:generator>OpenOffice.org/3.3$Win32 OpenOffice.org_project/330m20$Build-9567</meta:generator>
    <meta:document-statistic meta:table-count="10" meta:image-count="1" meta:object-count="0" meta:page-count="21" meta:paragraph-count="297" meta:word-count="3067" meta:character-count="18095"/>
  </office:meta>
</office:document-meta>
</file>